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6">
      <style:paragraph-properties fo:text-align="start" style:justify-single-word="false"/>
    </style:style>
    <style:style style:name="P5" style:family="paragraph" style:parent-style-name="Standard" style:list-style-name="L7">
      <style:paragraph-properties fo:text-align="start" style:justify-single-word="false"/>
    </style:style>
    <style:style style:name="P6" style:family="paragraph" style:parent-style-name="Standard" style:list-style-name="L8">
      <style:paragraph-properties fo:text-align="start" style:justify-single-word="false"/>
    </style:style>
    <style:style style:name="P7" style:family="paragraph" style:parent-style-name="Standard" style:list-style-name="L9">
      <style:paragraph-properties fo:text-align="start" style:justify-single-word="false"/>
    </style:style>
    <style:style style:name="P8" style:family="paragraph" style:parent-style-name="Standard" style:list-style-name="L10">
      <style:paragraph-properties fo:text-align="start" style:justify-single-word="false"/>
    </style:style>
    <style:style style:name="P9" style:family="paragraph" style:parent-style-name="Standard" style:list-style-name="L11">
      <style:paragraph-properties fo:text-align="start" style:justify-single-word="false"/>
    </style:style>
    <style:style style:name="P10" style:family="paragraph" style:parent-style-name="Standard" style:list-style-name="L3"/>
    <style:style style:name="P11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Document a fournir : </text:p>
      <text:list xml:id="list4579171960550734291" text:style-name="L3">
        <text:list-item>
          <text:p text:style-name="P10">Documents du projet</text:p>
        </text:list-item>
        <text:list-item>
          <text:p text:style-name="P10">Diagramme de classe</text:p>
        </text:list-item>
        <text:list-item>
          <text:p text:style-name="P10">Sketchs et storyboards</text:p>
        </text:list-item>
        <text:list-item>
          <text:p text:style-name="P10">Diagramme d'architecture</text:p>
        </text:list-item>
      </text:list>
      <text:p text:style-name="P1"><text:span text:style-name="T1"/></text:p>
      <text:p text:style-name="P2">Présentation du projet</text:p>
      <text:list xml:id="list3625375649212202505" text:style-name="L4">
        <text:list-item>
          <text:p text:style-name="P11"><text:span text:style-name="T1">Detail du projet : </text:span></text:p>
        </text:list-item>
      </text:list>
      <text:list xml:id="list8641130265646614632" text:style-name="L6">
        <text:list-item>
          <text:p text:style-name="P4"><text:span text:style-name="T1">Le projet permet de gérer les informations sur les actions dans différentes bourses. </text:span></text:p>
        </text:list-item>
        <text:list-item>
          <text:p text:style-name="P4"><text:span text:style-name="T1">Il consiste à :</text:span></text:p>
        </text:list-item>
      </text:list>
      <text:list xml:id="list5452251513266927704" text:style-name="L7">
        <text:list-item>
          <text:list>
            <text:list-item>
              <text:p text:style-name="P5"><text:span text:style-name="T1">(phase 1) afficher les différents changements de valeur des actions en fonction du temps ( 6 mois, 1 mois , une semaine et le jour même )</text:span></text:p>
            </text:list-item>
            <text:list-item>
              <text:p text:style-name="P5"><text:span text:style-name="T1"><text:s/>(phase 2 - optionnelle) <text:s/>système de recommandation qui recommande aux clients pour acheter/vendre des actions :</text:span></text:p>
            </text:list-item>
          </text:list>
        </text:list-item>
      </text:list>
      <text:list xml:id="list36323264" text:continue-list="list8641130265646614632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1">avec le niveau de risque </text:span></text:p>
                        </text:list-item>
                        <text:list-item>
                          <text:p text:style-name="P4"><text:span text:style-name="T1">et le montant à prévoir pour gagn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40292151854877416" text:style-name="L8">
        <text:list-item>
          <text:p text:style-name="P6">Avantages :</text:p>
        </text:list-item>
      </text:list>
      <text:list xml:id="list2549298784252814059" text:style-name="L9">
        <text:list-item>
          <text:p text:style-name="P7">Un système pour garder les informations des actions en fonction de durée différentes pour comparer les variations de valeur par rapport à plusieurs métriques.</text:p>
        </text:list-item>
        <text:list-item>
          <text:p text:style-name="P7">Une interface dynamique et personnalisée en fonction des choix de l'utilisateur</text:p>
        </text:list-item>
        <text:list-item>
          <text:p text:style-name="P7">Liste d'actions dynamique et personnalisable par le client</text:p>
        </text:list-item>
        <text:list-item>
          <text:p text:style-name="P7">Gérer les infor<text:tab/>mations en continu et il envoie des notifications <text:s/>de rappel par email/sms</text:p>
          <text:p text:style-name="P7"/>
        </text:list-item>
      </text:list>
      <text:list xml:id="list8163203894389546510" text:style-name="L10">
        <text:list-item>
          <text:p text:style-name="P8">Compléxité : </text:p>
        </text:list-item>
      </text:list>
      <text:list xml:id="list2557406780018675560" text:style-name="L11">
        <text:list-item>
          <text:p text:style-name="P9"><text:span text:style-name="T1">Mise à jour des informations par rapport a la liste dynamique.</text:span></text:p>
        </text:list-item>
        <text:list-item>
          <text:p text:style-name="P9"><text:span text:style-name="T1">Le virement est liée aux vendeurs et aux acheteurs d'actions ( en temps réel) . Puis, il faut faire la mise à jour de la base de données</text:span></text:p>
        </text:list-item>
        <text:list-item>
          <text:p text:style-name="P9"><text:span text:style-name="T1">Mise à jour de la base de données par rapport à des données en temps réel.</text:span></text:p>
        </text:list-item>
        <text:list-item>
          <text:p text:style-name="P9"><text:span text:style-name="T1">Responsive design pour le site web ( utilisation de Boostrap ou tailwindcss)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stan blanc</meta:initial-creator>
    <meta:creation-date>2021-12-15T11:22:38.72</meta:creation-date>
    <dc:date>2021-12-15T16:10:58.42</dc:date>
    <dc:creator>tristan blanc</dc:creator>
    <meta:editing-duration>PT4H48M16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1" meta:paragraph-count="23" meta:word-count="243" meta:character-count="1342"/>
  </office:meta>
</office:document-meta>
</file>